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B000001DB2EA2A2F946CB033D.png" manifest:media-type="image/png"/>
  <manifest:file-entry manifest:full-path="Pictures/100002010000020000000200CBB653A73AC2E0B0.png" manifest:media-type="image/png"/>
  <manifest:file-entry manifest:full-path="Pictures/100002010000016F0000017FCE45CAA930FD65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29fcf" draw:opacity="50%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18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ffffff" svg:stroke-opacity="0%" draw:stroke-linejoin="none" draw:fill-color="#ffffff" draw:opacity="1%" draw:textarea-horizontal-align="justify" draw:textarea-vertical-align="middle" draw:auto-grow-height="false" fo:min-height="8.005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729fcf" draw:opacity="5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 draw:opacity="1%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27cm" svg:x="4.17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7.985cm 11.79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2.905cm 13.06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041cm" svg:y="1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8cm" svg:y="11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9cm" svg:y="6.84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3.046cm" svg:y="6.8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8.255cm" svg:x="2.252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8cm" svg:height="8.255cm" svg:x="9.552cm" svg:y="5.7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918cm" svg:height="2.002cm" svg:x="6.397cm" svg:y="6.715cm">
          <draw:image xlink:href="Pictures/100002010000016F0000017FCE45CAA930FD6598.png" xlink:type="simple" xlink:show="embed" xlink:actuate="onLoad" draw:mime-type="image/png">
            <text:p/>
          </draw:image>
        </draw:frame>
        <draw:frame draw:style-name="gr4" draw:text-style-name="P5" draw:layer="layout" svg:width="1.588cm" svg:height="1.588cm" svg:x="3.857cm" svg:y="10.525cm">
          <draw:image xlink:href="Pictures/100002010000020000000200CBB653A73AC2E0B0.png" xlink:type="simple" xlink:show="embed" xlink:actuate="onLoad" draw:mime-type="image/png">
            <text:p/>
          </draw:image>
        </draw:frame>
        <draw:frame draw:style-name="gr4" draw:text-style-name="P5" draw:layer="layout" svg:width="2.54cm" svg:height="2.54cm" svg:x="2.905cm" svg:y="7.667cm">
          <draw:image xlink:href="Pictures/10000201000001DB000001DB2EA2A2F946CB03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10:10:56.778040720</meta:creation-date>
    <dc:date>2021-05-24T12:06:58.389075126</dc:date>
    <meta:editing-duration>PT33M26S</meta:editing-duration>
    <meta:editing-cycles>12</meta:editing-cycles>
    <meta:generator>LibreOffice/7.1.3.2$Linux_X86_64 LibreOffice_project/10$Build-2</meta:generator>
    <meta:document-statistic meta:object-count="13"/>
  </office:meta>
</office:document-meta>
</file>